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Tahoma" svg:font-family="Tahoma, Arial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029b" officeooo:paragraph-rsid="001e029b"/>
    </style:style>
    <style:style style:name="P2" style:family="paragraph" style:parent-style-name="Standard">
      <style:text-properties fo:font-variant="normal" fo:text-transform="none" fo:color="#000000" style:font-name="Tahoma" fo:font-size="9pt" fo:letter-spacing="normal" fo:font-style="normal" style:text-underline-style="solid" style:text-underline-width="auto" style:text-underline-color="font-color" fo:font-weight="normal" officeooo:rsid="001e029b" officeooo:paragraph-rsid="001e029b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5" style:family="paragraph" style:parent-style-name="Heading_20_1">
      <style:paragraph-properties fo:text-align="center" style:justify-single-word="false"/>
      <style:text-properties officeooo:rsid="001e029b" officeooo:paragraph-rsid="001e029b"/>
    </style:style>
    <style:style style:name="P6" style:family="paragraph" style:parent-style-name="Text_20_body">
      <style:text-properties officeooo:rsid="001f40f3" officeooo:paragraph-rsid="001f40f3"/>
    </style:style>
    <style:style style:name="P7" style:family="paragraph" style:parent-style-name="Standard">
      <style:text-properties officeooo:rsid="001f40f3" officeooo:paragraph-rsid="001f40f3"/>
    </style:style>
    <style:style style:name="P8" style:family="paragraph" style:parent-style-name="Standard" style:list-style-name="L3">
      <style:text-properties officeooo:paragraph-rsid="001f40f3"/>
    </style:style>
    <style:style style:name="P9" style:family="paragraph" style:parent-style-name="Standard" style:list-style-name="L3">
      <style:text-properties officeooo:rsid="001f66ed" officeooo:paragraph-rsid="001f66e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Heading_20_1" style:list-style-name="L2">
      <style:text-properties fo:font-variant="normal" fo:text-transform="none" fo:color="#800000" style:font-name="Tahoma" fo:font-size="16.5pt" fo:letter-spacing="normal" fo:font-style="normal" style:text-underline-style="solid" style:text-underline-width="auto" style:text-underline-color="font-color" fo:font-weight="normal" officeooo:rsid="001e029b" officeooo:paragraph-rsid="001e029b"/>
    </style:style>
    <style:style style:name="P12" style:family="paragraph" style:parent-style-name="Text_20_body">
      <style:text-properties officeooo:rsid="001f40f3" officeooo:paragraph-rsid="001f40f3"/>
    </style:style>
    <style:style style:name="P13" style:family="paragraph" style:parent-style-name="Subtitle" style:list-style-name="L1"/>
    <style:style style:name="T1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cm" fo:border="none"/>
    </style:style>
    <style:style style:name="T2" style:family="text">
      <style:text-properties fo:font-variant="normal" fo:text-transform="none" fo:color="#242729" style:text-line-through-style="none" style:text-line-through-type="none" style:font-name="Arial" fo:font-size="18pt" fo:letter-spacing="normal" fo:font-style="normal" style:text-underline-style="none" fo:font-weight="normal" style:text-blinking="false" fo:padding="0cm" fo:border="none"/>
    </style:style>
    <style:style style:name="T3" style:family="text">
      <style:text-properties fo:font-variant="normal" fo:text-transform="none" fo:color="#242729" style:text-line-through-style="none" style:text-line-through-type="none" fo:letter-spacing="normal" style:text-underline-style="none" style:text-blinking="false" fo:padding="0cm" fo:border="none"/>
    </style:style>
    <style:style style:name="T4" style:family="text">
      <style:text-properties fo:color="#3c3c3c" style:font-name="Monospace" fo:font-size="10pt" style:font-size-asian="10pt"/>
    </style:style>
    <style:style style:name="T5" style:family="text">
      <style:text-properties fo:color="#3c3c3c" style:font-name="Monospace" fo:font-size="10pt" officeooo:rsid="001f40f3" style:font-size-asian="10pt"/>
    </style:style>
    <style:style style:name="T6" style:family="text">
      <style:text-properties fo:color="#3f5fbf" style:font-name="Monospace" fo:font-size="10pt" style:font-size-asian="10pt"/>
    </style:style>
    <style:style style:name="T7" style:family="text">
      <style:text-properties fo:color="#3f5fbf" style:font-name="Monospace" fo:font-size="10pt" officeooo:rsid="001f40f3" style:font-size-asian="10pt"/>
    </style:style>
    <style:style style:name="T8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3f5fbf" style:font-name="Monospace" fo:font-size="10pt" style:text-underline-style="solid" style:text-underline-width="auto" style:text-underline-color="font-color" officeooo:rsid="001f40f3" style:font-size-asian="10pt"/>
    </style:style>
    <style:style style:name="T10" style:family="text">
      <style:text-properties fo:color="#008080" style:font-name="Monospace" fo:font-size="10pt" style:font-size-asian="10pt"/>
    </style:style>
    <style:style style:name="T11" style:family="text">
      <style:text-properties fo:color="#3f7f7f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style:font-name="Monospace" fo:font-size="10pt" style:font-size-asian="10pt"/>
    </style:style>
    <style:style style:name="T13" style:family="text">
      <style:text-properties fo:color="#7f007f" style:font-name="Monospace" fo:font-size="10pt" style:font-size-asian="10pt"/>
    </style:style>
    <style:style style:name="T14" style:family="text">
      <style:text-properties fo:color="#2a00ff" style:font-name="Monospace" fo:font-size="10pt" fo:font-style="italic" style:font-size-asian="10pt" style:font-style-asian="italic"/>
    </style:style>
    <style:style style:name="T15" style:family="text">
      <style:text-properties fo:color="#000000" style:font-name="Monospace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roblems fixed for Spring framework </text:h>
      <text:list xml:id="list6656186831639467526" text:style-name="L1">
        <text:list-item>
          <text:p text:style-name="P13"><text:a xlink:type="simple" xlink:href="http://stackoverflow.com/questions/13244233/server-tomcat-v7-0-server-at-localhost-failed-to-start-without-stack-trace-whi"><text:span text:style-name="T3">“</text:span></text:a><text:a xlink:type="simple" xlink:href="http://stackoverflow.com/questions/13244233/server-tomcat-v7-0-server-at-localhost-failed-to-start-without-stack-trace-whi"><text:span text:style-name="T2">Server Tomcat v7.0 Server at localhost failed to start” without stack trace while it works in terminal</text:span></text:a></text:p>
        </text:list-item>
      </text:list>
      <text:p text:style-name="Standard"/>
      <text:p text:style-name="Standard"/>
      <text:p text:style-name="P3">To resolve this issue, you have to delete the .snap file located in the directory :</text:p>
      <text:p text:style-name="P4"><text:span text:style-name="Source_20_Text"><text:span text:style-name="T1">&lt;workspace-directory&gt;\.metadata\.plugins\org.eclipse.core.resources</text:span></text:span></text:p>
      <text:p text:style-name="P3">After deleting this file, you could start Eclipse with no problem.<text:line-break/></text:p>
      <text:p text:style-name="P1"><text:a xlink:type="simple" xlink:href="http://stackoverflow.com/questions/13244233/server-tomcat-v7-0-server-at-localhost-failed-to-start-without-stack-trace-whi">http://stackoverflow.com/questions/13244233/server-tomcat-v7-0-server-at-localhost-failed-to-start-without-stack-trace-whi</text:a></text:p>
      <text:p text:style-name="P1"/>
      <text:list xml:id="list1402526081397452685" text:style-name="L2">
        <text:list-item>
          <text:h text:style-name="P11" text:outline-level="1">HTTP Status 404</text:h>
        </text:list-item>
      </text:list>
      <text:p text:style-name="P2">The requested resource is not available.</text:p>
      <text:p text:style-name="Subtitle"/>
      <text:p text:style-name="P6">First structure of files, then check all the files, last focus on detail sentence. From top to bottom.</text:p>
      <text:p text:style-name="P7"/>
      <text:list xml:id="list7689039935576121070" text:style-name="L3">
        <text:list-item>
          <text:p text:style-name="P9">HTTP 500 ${vs.index}</text:p>
          <text:p text:style-name="P8"><text:span text:style-name="T7">&lt;%-- &lt;form:input type="file" path="files[${vs.index}].file" id="files[${vs.index}].file" class="form-control input-</text:span><text:span text:style-name="T9">sm</text:span><text:span text:style-name="T7">"/&gt; --%&gt;</text:span></text:p>
        </text:list-item>
      </text:list>
      <text:p text:style-name="P10"><text:span text:style-name="T4"><text:s text:c="16"/></text:span><text:span text:style-name="T10">&lt;</text:span><text:span text:style-name="T11">form:input</text:span><text:span text:style-name="T12"> </text:span><text:span text:style-name="T13">type</text:span><text:span text:style-name="T4">=</text:span><text:span text:style-name="T14">"file"</text:span><text:span text:style-name="T12"> </text:span><text:span text:style-name="T13">path</text:span><text:span text:style-name="T4">=</text:span><text:span text:style-name="T14">"files[</text:span><text:span text:style-name="T15">${vs.getIndex()}</text:span><text:span text:style-name="T14">].file"</text:span><text:span text:style-name="T12"> </text:span><text:span text:style-name="T13">id</text:span><text:span text:style-name="T4">=</text:span><text:span text:style-name="T14">"files[</text:span><text:span text:style-name="T15">${vs.getIndex()}</text:span><text:span text:style-name="T14">].file"</text:span><text:span text:style-name="T12"> </text:span><text:span text:style-name="T13">class</text:span><text:span text:style-name="T4">=</text:span><text:span text:style-name="T14">"form-control input-sm"</text:span><text:span text:style-name="T10">/&gt;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Tahoma" svg:font-family="Tahoma, Arial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3:06:19.453702562</meta:creation-date>
    <dc:date>2016-10-13T03:48:16.393510912</dc:date>
    <meta:editing-duration>P0D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1" meta:paragraph-count="12" meta:word-count="100" meta:character-count="925" meta:non-whitespace-character-count="824"/>
  </office:meta>
</office:document-meta>
</file>